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witch resistor Values</text:p>
          </table:table-cell>
          <table:covered-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itch Voltage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ntroller Voltage</text:p>
          </table:table-cell>
          <table:table-cell table:formula="of:=[.B3]/2" office:value-type="float" office:value="1.65" calcext:value-type="float">
            <text:p>1.65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60" calcext:value-type="float">
            <text:p>560</text:p>
          </table:table-cell>
          <table:table-cell office:value-type="float" office:value="1200" calcext:value-type="float">
            <text:p>1200</text:p>
          </table:table-cell>
          <table:table-cell office:value-type="float" office:value="2200" calcext:value-type="float">
            <text:p>2200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7"/>
          <table:table-cell table:style-name="Default" office:value-type="string" calcext:value-type="string">
            <text:p>Resistanc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ITAND(BITRSHIFT([.$A10];[.B$6]-1);1)" office:value-type="float" office:value="0" calcext:value-type="float">
            <text:p>0</text:p>
          </table:table-cell>
          <table:table-cell table:formula="of:=BITAND(BITRSHIFT([.$A10];[.C$6]-1);1)" office:value-type="float" office:value="0" calcext:value-type="float">
            <text:p>0</text:p>
          </table:table-cell>
          <table:table-cell table:formula="of:=BITAND(BITRSHIFT([.$A10];[.D$6]-1);1)" office:value-type="float" office:value="0" calcext:value-type="float">
            <text:p>0</text:p>
          </table:table-cell>
          <table:table-cell table:formula="of:=BITAND(BITRSHIFT([.$A10];[.E$6]-1);1)" office:value-type="float" office:value="0" calcext:value-type="float">
            <text:p>0</text:p>
          </table:table-cell>
          <table:table-cell table:formula="of:=BITAND(BITRSHIFT([.$A10];[.F$6]-1);1)" office:value-type="float" office:value="0" calcext:value-type="float">
            <text:p>0</text:p>
          </table:table-cell>
          <table:table-cell table:formula="of:=BITAND(BITRSHIFT([.$A10];[.G$6]-1);1)" office:value-type="float" office:value="0" calcext:value-type="float">
            <text:p>0</text:p>
          </table:table-cell>
          <table:table-cell/>
          <table:table-cell table:formula="of:=BITXOR([.B10];1)*[.B$7]+BITXOR([.C10];1)*[.C$7]+BITXOR([.D10];1)*[.D$7]+BITXOR([.E10];1)*[.E$7]+BITXOR([.F10];1)*[.F$7]+BITXOR([.G10];1)*[.G$7]" office:value-type="float" office:value="8660" calcext:value-type="float">
            <text:p>8660</text:p>
          </table:table-cell>
          <table:table-cell table:formula="of:=[.$B$3]/([.$H$7]+[.I10])" office:value-type="float" office:value="0.000176848874598071" calcext:value-type="float">
            <text:p>0.000176848874598071</text:p>
          </table:table-cell>
          <table:table-cell table:formula="of:=[.I10]*[.J10]" office:value-type="float" office:value="1.53151125401929" calcext:value-type="float">
            <text:p>1.53151125401929</text:p>
          </table:table-cell>
          <table:table-cell table:formula="of:=[.K10]-[.K11]" office:value-type="float" office:value="0.0547156739087953" calcext:value-type="float">
            <text:p>0.05471567390879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ITAND(BITRSHIFT([.$A11];[.B$6]-1);1)" office:value-type="float" office:value="1" calcext:value-type="float">
            <text:p>1</text:p>
          </table:table-cell>
          <table:table-cell table:formula="of:=BITAND(BITRSHIFT([.$A11];[.C$6]-1);1)" office:value-type="float" office:value="0" calcext:value-type="float">
            <text:p>0</text:p>
          </table:table-cell>
          <table:table-cell table:formula="of:=BITAND(BITRSHIFT([.$A11];[.D$6]-1);1)" office:value-type="float" office:value="0" calcext:value-type="float">
            <text:p>0</text:p>
          </table:table-cell>
          <table:table-cell table:formula="of:=BITAND(BITRSHIFT([.$A11];[.E$6]-1);1)" office:value-type="float" office:value="0" calcext:value-type="float">
            <text:p>0</text:p>
          </table:table-cell>
          <table:table-cell table:formula="of:=BITAND(BITRSHIFT([.$A11];[.F$6]-1);1)" office:value-type="float" office:value="0" calcext:value-type="float">
            <text:p>0</text:p>
          </table:table-cell>
          <table:table-cell table:formula="of:=BITAND(BITRSHIFT([.$A11];[.G$6]-1);1)" office:value-type="float" office:value="0" calcext:value-type="float">
            <text:p>0</text:p>
          </table:table-cell>
          <table:table-cell/>
          <table:table-cell table:formula="of:=BITXOR([.B11];1)*[.B$7]+BITXOR([.C11];1)*[.C$7]+BITXOR([.D11];1)*[.D$7]+BITXOR([.E11];1)*[.E$7]+BITXOR([.F11];1)*[.F$7]+BITXOR([.G11];1)*[.G$7]" office:value-type="float" office:value="8100" calcext:value-type="float">
            <text:p>8100</text:p>
          </table:table-cell>
          <table:table-cell table:formula="of:=[.$B$3]/([.$H$7]+[.I11])" office:value-type="float" office:value="0.00018232044198895" calcext:value-type="float">
            <text:p>0.00018232044198895</text:p>
          </table:table-cell>
          <table:table-cell table:formula="of:=[.I11]*[.J11]" office:value-type="float" office:value="1.4767955801105" calcext:value-type="float">
            <text:p>1.4767955801105</text:p>
          </table:table-cell>
          <table:table-cell table:formula="of:=[.K11]-[.K12]" office:value-type="float" office:value="0.0668299443716658" calcext:value-type="float">
            <text:p>0.06682994437166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ITAND(BITRSHIFT([.$A12];[.B$6]-1);1)" office:value-type="float" office:value="0" calcext:value-type="float">
            <text:p>0</text:p>
          </table:table-cell>
          <table:table-cell table:formula="of:=BITAND(BITRSHIFT([.$A12];[.C$6]-1);1)" office:value-type="float" office:value="1" calcext:value-type="float">
            <text:p>1</text:p>
          </table:table-cell>
          <table:table-cell table:formula="of:=BITAND(BITRSHIFT([.$A12];[.D$6]-1);1)" office:value-type="float" office:value="0" calcext:value-type="float">
            <text:p>0</text:p>
          </table:table-cell>
          <table:table-cell table:formula="of:=BITAND(BITRSHIFT([.$A12];[.E$6]-1);1)" office:value-type="float" office:value="0" calcext:value-type="float">
            <text:p>0</text:p>
          </table:table-cell>
          <table:table-cell table:formula="of:=BITAND(BITRSHIFT([.$A12];[.F$6]-1);1)" office:value-type="float" office:value="0" calcext:value-type="float">
            <text:p>0</text:p>
          </table:table-cell>
          <table:table-cell table:formula="of:=BITAND(BITRSHIFT([.$A12];[.G$6]-1);1)" office:value-type="float" office:value="0" calcext:value-type="float">
            <text:p>0</text:p>
          </table:table-cell>
          <table:table-cell/>
          <table:table-cell table:formula="of:=BITXOR([.B12];1)*[.B$7]+BITXOR([.C12];1)*[.C$7]+BITXOR([.D12];1)*[.D$7]+BITXOR([.E12];1)*[.E$7]+BITXOR([.F12];1)*[.F$7]+BITXOR([.G12];1)*[.G$7]" office:value-type="float" office:value="7460" calcext:value-type="float">
            <text:p>7460</text:p>
          </table:table-cell>
          <table:table-cell table:formula="of:=[.$B$3]/([.$H$7]+[.I12])" office:value-type="float" office:value="0.000189003436426117" calcext:value-type="float">
            <text:p>0.000189003436426117</text:p>
          </table:table-cell>
          <table:table-cell table:formula="of:=[.I12]*[.J12]" office:value-type="float" office:value="1.40996563573883" calcext:value-type="float">
            <text:p>1.40996563573883</text:p>
          </table:table-cell>
          <table:table-cell table:formula="of:=[.K12]-[.K13]" office:value-type="float" office:value="0.0626283576323226" calcext:value-type="float">
            <text:p>0.06262835763232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ITAND(BITRSHIFT([.$A13];[.B$6]-1);1)" office:value-type="float" office:value="1" calcext:value-type="float">
            <text:p>1</text:p>
          </table:table-cell>
          <table:table-cell table:formula="of:=BITAND(BITRSHIFT([.$A13];[.C$6]-1);1)" office:value-type="float" office:value="1" calcext:value-type="float">
            <text:p>1</text:p>
          </table:table-cell>
          <table:table-cell table:formula="of:=BITAND(BITRSHIFT([.$A13];[.D$6]-1);1)" office:value-type="float" office:value="0" calcext:value-type="float">
            <text:p>0</text:p>
          </table:table-cell>
          <table:table-cell table:formula="of:=BITAND(BITRSHIFT([.$A13];[.E$6]-1);1)" office:value-type="float" office:value="0" calcext:value-type="float">
            <text:p>0</text:p>
          </table:table-cell>
          <table:table-cell table:formula="of:=BITAND(BITRSHIFT([.$A13];[.F$6]-1);1)" office:value-type="float" office:value="0" calcext:value-type="float">
            <text:p>0</text:p>
          </table:table-cell>
          <table:table-cell table:formula="of:=BITAND(BITRSHIFT([.$A13];[.G$6]-1);1)" office:value-type="float" office:value="0" calcext:value-type="float">
            <text:p>0</text:p>
          </table:table-cell>
          <table:table-cell/>
          <table:table-cell table:formula="of:=BITXOR([.B13];1)*[.B$7]+BITXOR([.C13];1)*[.C$7]+BITXOR([.D13];1)*[.D$7]+BITXOR([.E13];1)*[.E$7]+BITXOR([.F13];1)*[.F$7]+BITXOR([.G13];1)*[.G$7]" office:value-type="float" office:value="6900" calcext:value-type="float">
            <text:p>6900</text:p>
          </table:table-cell>
          <table:table-cell table:formula="of:=[.$B$3]/([.$H$7]+[.I13])" office:value-type="float" office:value="0.000195266272189349" calcext:value-type="float">
            <text:p>0.000195266272189349</text:p>
          </table:table-cell>
          <table:table-cell table:formula="of:=[.I13]*[.J13]" office:value-type="float" office:value="1.34733727810651" calcext:value-type="float">
            <text:p>1.34733727810651</text:p>
          </table:table-cell>
          <table:table-cell table:formula="of:=[.K13]-[.K14]" office:value-type="float" office:value="0.0521975454212114" calcext:value-type="float">
            <text:p>0.05219754542121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ITAND(BITRSHIFT([.$A14];[.B$6]-1);1)" office:value-type="float" office:value="0" calcext:value-type="float">
            <text:p>0</text:p>
          </table:table-cell>
          <table:table-cell table:formula="of:=BITAND(BITRSHIFT([.$A14];[.C$6]-1);1)" office:value-type="float" office:value="0" calcext:value-type="float">
            <text:p>0</text:p>
          </table:table-cell>
          <table:table-cell table:formula="of:=BITAND(BITRSHIFT([.$A14];[.D$6]-1);1)" office:value-type="float" office:value="1" calcext:value-type="float">
            <text:p>1</text:p>
          </table:table-cell>
          <table:table-cell table:formula="of:=BITAND(BITRSHIFT([.$A14];[.E$6]-1);1)" office:value-type="float" office:value="0" calcext:value-type="float">
            <text:p>0</text:p>
          </table:table-cell>
          <table:table-cell table:formula="of:=BITAND(BITRSHIFT([.$A14];[.F$6]-1);1)" office:value-type="float" office:value="0" calcext:value-type="float">
            <text:p>0</text:p>
          </table:table-cell>
          <table:table-cell table:formula="of:=BITAND(BITRSHIFT([.$A14];[.G$6]-1);1)" office:value-type="float" office:value="0" calcext:value-type="float">
            <text:p>0</text:p>
          </table:table-cell>
          <table:table-cell/>
          <table:table-cell table:formula="of:=BITXOR([.B14];1)*[.B$7]+BITXOR([.C14];1)*[.C$7]+BITXOR([.D14];1)*[.D$7]+BITXOR([.E14];1)*[.E$7]+BITXOR([.F14];1)*[.F$7]+BITXOR([.G14];1)*[.G$7]" office:value-type="float" office:value="6460" calcext:value-type="float">
            <text:p>6460</text:p>
          </table:table-cell>
          <table:table-cell table:formula="of:=[.$B$3]/([.$H$7]+[.I14])" office:value-type="float" office:value="0.00020048602673147" calcext:value-type="float">
            <text:p>0.00020048602673147</text:p>
          </table:table-cell>
          <table:table-cell table:formula="of:=[.I14]*[.J14]" office:value-type="float" office:value="1.2951397326853" calcext:value-type="float">
            <text:p>1.2951397326853</text:p>
          </table:table-cell>
          <table:table-cell table:formula="of:=[.K14]-[.K15]" office:value-type="float" office:value="0.0706114307985051" calcext:value-type="float">
            <text:p>0.070611430798505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ITAND(BITRSHIFT([.$A15];[.B$6]-1);1)" office:value-type="float" office:value="1" calcext:value-type="float">
            <text:p>1</text:p>
          </table:table-cell>
          <table:table-cell table:formula="of:=BITAND(BITRSHIFT([.$A15];[.C$6]-1);1)" office:value-type="float" office:value="0" calcext:value-type="float">
            <text:p>0</text:p>
          </table:table-cell>
          <table:table-cell table:formula="of:=BITAND(BITRSHIFT([.$A15];[.D$6]-1);1)" office:value-type="float" office:value="1" calcext:value-type="float">
            <text:p>1</text:p>
          </table:table-cell>
          <table:table-cell table:formula="of:=BITAND(BITRSHIFT([.$A15];[.E$6]-1);1)" office:value-type="float" office:value="0" calcext:value-type="float">
            <text:p>0</text:p>
          </table:table-cell>
          <table:table-cell table:formula="of:=BITAND(BITRSHIFT([.$A15];[.F$6]-1);1)" office:value-type="float" office:value="0" calcext:value-type="float">
            <text:p>0</text:p>
          </table:table-cell>
          <table:table-cell table:formula="of:=BITAND(BITRSHIFT([.$A15];[.G$6]-1);1)" office:value-type="float" office:value="0" calcext:value-type="float">
            <text:p>0</text:p>
          </table:table-cell>
          <table:table-cell/>
          <table:table-cell table:formula="of:=BITXOR([.B15];1)*[.B$7]+BITXOR([.C15];1)*[.C$7]+BITXOR([.D15];1)*[.D$7]+BITXOR([.E15];1)*[.E$7]+BITXOR([.F15];1)*[.F$7]+BITXOR([.G15];1)*[.G$7]" office:value-type="float" office:value="5900" calcext:value-type="float">
            <text:p>5900</text:p>
          </table:table-cell>
          <table:table-cell table:formula="of:=[.$B$3]/([.$H$7]+[.I15])" office:value-type="float" office:value="0.000207547169811321" calcext:value-type="float">
            <text:p>0.000207547169811321</text:p>
          </table:table-cell>
          <table:table-cell table:formula="of:=[.I15]*[.J15]" office:value-type="float" office:value="1.22452830188679" calcext:value-type="float">
            <text:p>1.22452830188679</text:p>
          </table:table-cell>
          <table:table-cell table:formula="of:=[.K15]-[.K16]" office:value-type="float" office:value="0.0870446845866615" calcext:value-type="float">
            <text:p>0.08704468458666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ITAND(BITRSHIFT([.$A16];[.B$6]-1);1)" office:value-type="float" office:value="0" calcext:value-type="float">
            <text:p>0</text:p>
          </table:table-cell>
          <table:table-cell table:formula="of:=BITAND(BITRSHIFT([.$A16];[.C$6]-1);1)" office:value-type="float" office:value="1" calcext:value-type="float">
            <text:p>1</text:p>
          </table:table-cell>
          <table:table-cell table:formula="of:=BITAND(BITRSHIFT([.$A16];[.D$6]-1);1)" office:value-type="float" office:value="1" calcext:value-type="float">
            <text:p>1</text:p>
          </table:table-cell>
          <table:table-cell table:formula="of:=BITAND(BITRSHIFT([.$A16];[.E$6]-1);1)" office:value-type="float" office:value="0" calcext:value-type="float">
            <text:p>0</text:p>
          </table:table-cell>
          <table:table-cell table:formula="of:=BITAND(BITRSHIFT([.$A16];[.F$6]-1);1)" office:value-type="float" office:value="0" calcext:value-type="float">
            <text:p>0</text:p>
          </table:table-cell>
          <table:table-cell table:formula="of:=BITAND(BITRSHIFT([.$A16];[.G$6]-1);1)" office:value-type="float" office:value="0" calcext:value-type="float">
            <text:p>0</text:p>
          </table:table-cell>
          <table:table-cell/>
          <table:table-cell table:formula="of:=BITXOR([.B16];1)*[.B$7]+BITXOR([.C16];1)*[.C$7]+BITXOR([.D16];1)*[.D$7]+BITXOR([.E16];1)*[.E$7]+BITXOR([.F16];1)*[.F$7]+BITXOR([.G16];1)*[.G$7]" office:value-type="float" office:value="5260" calcext:value-type="float">
            <text:p>5260</text:p>
          </table:table-cell>
          <table:table-cell table:formula="of:=[.$B$3]/([.$H$7]+[.I16])" office:value-type="float" office:value="0.000216251638269987" calcext:value-type="float">
            <text:p>0.000216251638269987</text:p>
          </table:table-cell>
          <table:table-cell table:formula="of:=[.I16]*[.J16]" office:value-type="float" office:value="1.13748361730013" calcext:value-type="float">
            <text:p>1.13748361730013</text:p>
          </table:table-cell>
          <table:table-cell table:formula="of:=[.K16]-[.K17]" office:value-type="float" office:value="0.0823815764838045" calcext:value-type="float">
            <text:p>0.08238157648380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ITAND(BITRSHIFT([.$A17];[.B$6]-1);1)" office:value-type="float" office:value="1" calcext:value-type="float">
            <text:p>1</text:p>
          </table:table-cell>
          <table:table-cell table:formula="of:=BITAND(BITRSHIFT([.$A17];[.C$6]-1);1)" office:value-type="float" office:value="1" calcext:value-type="float">
            <text:p>1</text:p>
          </table:table-cell>
          <table:table-cell table:formula="of:=BITAND(BITRSHIFT([.$A17];[.D$6]-1);1)" office:value-type="float" office:value="1" calcext:value-type="float">
            <text:p>1</text:p>
          </table:table-cell>
          <table:table-cell table:formula="of:=BITAND(BITRSHIFT([.$A17];[.E$6]-1);1)" office:value-type="float" office:value="0" calcext:value-type="float">
            <text:p>0</text:p>
          </table:table-cell>
          <table:table-cell table:formula="of:=BITAND(BITRSHIFT([.$A17];[.F$6]-1);1)" office:value-type="float" office:value="0" calcext:value-type="float">
            <text:p>0</text:p>
          </table:table-cell>
          <table:table-cell table:formula="of:=BITAND(BITRSHIFT([.$A17];[.G$6]-1);1)" office:value-type="float" office:value="0" calcext:value-type="float">
            <text:p>0</text:p>
          </table:table-cell>
          <table:table-cell/>
          <table:table-cell table:formula="of:=BITXOR([.B17];1)*[.B$7]+BITXOR([.C17];1)*[.C$7]+BITXOR([.D17];1)*[.D$7]+BITXOR([.E17];1)*[.E$7]+BITXOR([.F17];1)*[.F$7]+BITXOR([.G17];1)*[.G$7]" office:value-type="float" office:value="4700" calcext:value-type="float">
            <text:p>4700</text:p>
          </table:table-cell>
          <table:table-cell table:formula="of:=[.$B$3]/([.$H$7]+[.I17])" office:value-type="float" office:value="0.000224489795918367" calcext:value-type="float">
            <text:p>0.000224489795918367</text:p>
          </table:table-cell>
          <table:table-cell table:formula="of:=[.I17]*[.J17]" office:value-type="float" office:value="1.05510204081633" calcext:value-type="float">
            <text:p>1.05510204081633</text:p>
          </table:table-cell>
          <table:table-cell table:formula="of:=[.K17]-[.K18]" office:value-type="float" office:value="0.118998888953862" calcext:value-type="float">
            <text:p>0.11899888895386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ITAND(BITRSHIFT([.$A18];[.B$6]-1);1)" office:value-type="float" office:value="0" calcext:value-type="float">
            <text:p>0</text:p>
          </table:table-cell>
          <table:table-cell table:formula="of:=BITAND(BITRSHIFT([.$A18];[.C$6]-1);1)" office:value-type="float" office:value="0" calcext:value-type="float">
            <text:p>0</text:p>
          </table:table-cell>
          <table:table-cell table:formula="of:=BITAND(BITRSHIFT([.$A18];[.D$6]-1);1)" office:value-type="float" office:value="0" calcext:value-type="float">
            <text:p>0</text:p>
          </table:table-cell>
          <table:table-cell table:formula="of:=BITAND(BITRSHIFT([.$A18];[.E$6]-1);1)" office:value-type="float" office:value="1" calcext:value-type="float">
            <text:p>1</text:p>
          </table:table-cell>
          <table:table-cell table:formula="of:=BITAND(BITRSHIFT([.$A18];[.F$6]-1);1)" office:value-type="float" office:value="0" calcext:value-type="float">
            <text:p>0</text:p>
          </table:table-cell>
          <table:table-cell table:formula="of:=BITAND(BITRSHIFT([.$A18];[.G$6]-1);1)" office:value-type="float" office:value="0" calcext:value-type="float">
            <text:p>0</text:p>
          </table:table-cell>
          <table:table-cell/>
          <table:table-cell table:formula="of:=BITXOR([.B18];1)*[.B$7]+BITXOR([.C18];1)*[.C$7]+BITXOR([.D18];1)*[.D$7]+BITXOR([.E18];1)*[.E$7]+BITXOR([.F18];1)*[.F$7]+BITXOR([.G18];1)*[.G$7]" office:value-type="float" office:value="3960" calcext:value-type="float">
            <text:p>3960</text:p>
          </table:table-cell>
          <table:table-cell table:formula="of:=[.$B$3]/([.$H$7]+[.I18])" office:value-type="float" office:value="0.000236389684813754" calcext:value-type="float">
            <text:p>0.000236389684813754</text:p>
          </table:table-cell>
          <table:table-cell table:formula="of:=[.I18]*[.J18]" office:value-type="float" office:value="0.936103151862464" calcext:value-type="float">
            <text:p>0.936103151862464</text:p>
          </table:table-cell>
          <table:table-cell table:formula="of:=[.K18]-[.K19]" office:value-type="float" office:value="0.0987897190266432" calcext:value-type="float">
            <text:p>0.09878971902664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ITAND(BITRSHIFT([.$A19];[.B$6]-1);1)" office:value-type="float" office:value="1" calcext:value-type="float">
            <text:p>1</text:p>
          </table:table-cell>
          <table:table-cell table:formula="of:=BITAND(BITRSHIFT([.$A19];[.C$6]-1);1)" office:value-type="float" office:value="0" calcext:value-type="float">
            <text:p>0</text:p>
          </table:table-cell>
          <table:table-cell table:formula="of:=BITAND(BITRSHIFT([.$A19];[.D$6]-1);1)" office:value-type="float" office:value="0" calcext:value-type="float">
            <text:p>0</text:p>
          </table:table-cell>
          <table:table-cell table:formula="of:=BITAND(BITRSHIFT([.$A19];[.E$6]-1);1)" office:value-type="float" office:value="1" calcext:value-type="float">
            <text:p>1</text:p>
          </table:table-cell>
          <table:table-cell table:formula="of:=BITAND(BITRSHIFT([.$A19];[.F$6]-1);1)" office:value-type="float" office:value="0" calcext:value-type="float">
            <text:p>0</text:p>
          </table:table-cell>
          <table:table-cell table:formula="of:=BITAND(BITRSHIFT([.$A19];[.G$6]-1);1)" office:value-type="float" office:value="0" calcext:value-type="float">
            <text:p>0</text:p>
          </table:table-cell>
          <table:table-cell/>
          <table:table-cell table:formula="of:=BITXOR([.B19];1)*[.B$7]+BITXOR([.C19];1)*[.C$7]+BITXOR([.D19];1)*[.D$7]+BITXOR([.E19];1)*[.E$7]+BITXOR([.F19];1)*[.F$7]+BITXOR([.G19];1)*[.G$7]" office:value-type="float" office:value="3400" calcext:value-type="float">
            <text:p>3400</text:p>
          </table:table-cell>
          <table:table-cell table:formula="of:=[.$B$3]/([.$H$7]+[.I19])" office:value-type="float" office:value="0.000246268656716418" calcext:value-type="float">
            <text:p>0.000246268656716418</text:p>
          </table:table-cell>
          <table:table-cell table:formula="of:=[.I19]*[.J19]" office:value-type="float" office:value="0.837313432835821" calcext:value-type="float">
            <text:p>0.837313432835821</text:p>
          </table:table-cell>
          <table:table-cell table:formula="of:=[.K19]-[.K20]" office:value-type="float" office:value="0.123520329387545" calcext:value-type="float">
            <text:p>0.1235203293875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ITAND(BITRSHIFT([.$A20];[.B$6]-1);1)" office:value-type="float" office:value="0" calcext:value-type="float">
            <text:p>0</text:p>
          </table:table-cell>
          <table:table-cell table:formula="of:=BITAND(BITRSHIFT([.$A20];[.C$6]-1);1)" office:value-type="float" office:value="1" calcext:value-type="float">
            <text:p>1</text:p>
          </table:table-cell>
          <table:table-cell table:formula="of:=BITAND(BITRSHIFT([.$A20];[.D$6]-1);1)" office:value-type="float" office:value="0" calcext:value-type="float">
            <text:p>0</text:p>
          </table:table-cell>
          <table:table-cell table:formula="of:=BITAND(BITRSHIFT([.$A20];[.E$6]-1);1)" office:value-type="float" office:value="1" calcext:value-type="float">
            <text:p>1</text:p>
          </table:table-cell>
          <table:table-cell table:formula="of:=BITAND(BITRSHIFT([.$A20];[.F$6]-1);1)" office:value-type="float" office:value="0" calcext:value-type="float">
            <text:p>0</text:p>
          </table:table-cell>
          <table:table-cell table:formula="of:=BITAND(BITRSHIFT([.$A20];[.G$6]-1);1)" office:value-type="float" office:value="0" calcext:value-type="float">
            <text:p>0</text:p>
          </table:table-cell>
          <table:table-cell/>
          <table:table-cell table:formula="of:=BITXOR([.B20];1)*[.B$7]+BITXOR([.C20];1)*[.C$7]+BITXOR([.D20];1)*[.D$7]+BITXOR([.E20];1)*[.E$7]+BITXOR([.F20];1)*[.F$7]+BITXOR([.G20];1)*[.G$7]" office:value-type="float" office:value="2760" calcext:value-type="float">
            <text:p>2760</text:p>
          </table:table-cell>
          <table:table-cell table:formula="of:=[.$B$3]/([.$H$7]+[.I20])" office:value-type="float" office:value="0.000258620689655172" calcext:value-type="float">
            <text:p>0.000258620689655172</text:p>
          </table:table-cell>
          <table:table-cell table:formula="of:=[.I20]*[.J20]" office:value-type="float" office:value="0.713793103448276" calcext:value-type="float">
            <text:p>0.713793103448276</text:p>
          </table:table-cell>
          <table:table-cell table:formula="of:=[.K20]-[.K21]" office:value-type="float" office:value="0.118711136235161" calcext:value-type="float">
            <text:p>0.11871113623516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ITAND(BITRSHIFT([.$A21];[.B$6]-1);1)" office:value-type="float" office:value="1" calcext:value-type="float">
            <text:p>1</text:p>
          </table:table-cell>
          <table:table-cell table:formula="of:=BITAND(BITRSHIFT([.$A21];[.C$6]-1);1)" office:value-type="float" office:value="1" calcext:value-type="float">
            <text:p>1</text:p>
          </table:table-cell>
          <table:table-cell table:formula="of:=BITAND(BITRSHIFT([.$A21];[.D$6]-1);1)" office:value-type="float" office:value="0" calcext:value-type="float">
            <text:p>0</text:p>
          </table:table-cell>
          <table:table-cell table:formula="of:=BITAND(BITRSHIFT([.$A21];[.E$6]-1);1)" office:value-type="float" office:value="1" calcext:value-type="float">
            <text:p>1</text:p>
          </table:table-cell>
          <table:table-cell table:formula="of:=BITAND(BITRSHIFT([.$A21];[.F$6]-1);1)" office:value-type="float" office:value="0" calcext:value-type="float">
            <text:p>0</text:p>
          </table:table-cell>
          <table:table-cell table:formula="of:=BITAND(BITRSHIFT([.$A21];[.G$6]-1);1)" office:value-type="float" office:value="0" calcext:value-type="float">
            <text:p>0</text:p>
          </table:table-cell>
          <table:table-cell/>
          <table:table-cell table:formula="of:=BITXOR([.B21];1)*[.B$7]+BITXOR([.C21];1)*[.C$7]+BITXOR([.D21];1)*[.D$7]+BITXOR([.E21];1)*[.E$7]+BITXOR([.F21];1)*[.F$7]+BITXOR([.G21];1)*[.G$7]" office:value-type="float" office:value="2200" calcext:value-type="float">
            <text:p>2200</text:p>
          </table:table-cell>
          <table:table-cell table:formula="of:=[.$B$3]/([.$H$7]+[.I21])" office:value-type="float" office:value="0.000270491803278688" calcext:value-type="float">
            <text:p>0.000270491803278688</text:p>
          </table:table-cell>
          <table:table-cell table:formula="of:=[.I21]*[.J21]" office:value-type="float" office:value="0.595081967213115" calcext:value-type="float">
            <text:p>0.595081967213115</text:p>
          </table:table-cell>
          <table:table-cell table:formula="of:=[.K21]-[.K22]" office:value-type="float" office:value="0.101204416192707" calcext:value-type="float">
            <text:p>0.10120441619270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ITAND(BITRSHIFT([.$A22];[.B$6]-1);1)" office:value-type="float" office:value="0" calcext:value-type="float">
            <text:p>0</text:p>
          </table:table-cell>
          <table:table-cell table:formula="of:=BITAND(BITRSHIFT([.$A22];[.C$6]-1);1)" office:value-type="float" office:value="0" calcext:value-type="float">
            <text:p>0</text:p>
          </table:table-cell>
          <table:table-cell table:formula="of:=BITAND(BITRSHIFT([.$A22];[.D$6]-1);1)" office:value-type="float" office:value="1" calcext:value-type="float">
            <text:p>1</text:p>
          </table:table-cell>
          <table:table-cell table:formula="of:=BITAND(BITRSHIFT([.$A22];[.E$6]-1);1)" office:value-type="float" office:value="1" calcext:value-type="float">
            <text:p>1</text:p>
          </table:table-cell>
          <table:table-cell table:formula="of:=BITAND(BITRSHIFT([.$A22];[.F$6]-1);1)" office:value-type="float" office:value="0" calcext:value-type="float">
            <text:p>0</text:p>
          </table:table-cell>
          <table:table-cell table:formula="of:=BITAND(BITRSHIFT([.$A22];[.G$6]-1);1)" office:value-type="float" office:value="0" calcext:value-type="float">
            <text:p>0</text:p>
          </table:table-cell>
          <table:table-cell/>
          <table:table-cell table:formula="of:=BITXOR([.B22];1)*[.B$7]+BITXOR([.C22];1)*[.C$7]+BITXOR([.D22];1)*[.D$7]+BITXOR([.E22];1)*[.E$7]+BITXOR([.F22];1)*[.F$7]+BITXOR([.G22];1)*[.G$7]" office:value-type="float" office:value="1760" calcext:value-type="float">
            <text:p>1760</text:p>
          </table:table-cell>
          <table:table-cell table:formula="of:=[.$B$3]/([.$H$7]+[.I22])" office:value-type="float" office:value="0.000280612244897959" calcext:value-type="float">
            <text:p>0.000280612244897959</text:p>
          </table:table-cell>
          <table:table-cell table:formula="of:=[.I22]*[.J22]" office:value-type="float" office:value="0.493877551020408" calcext:value-type="float">
            <text:p>0.493877551020408</text:p>
          </table:table-cell>
          <table:table-cell table:formula="of:=[.K22]-[.K23]" office:value-type="float" office:value="0.14030612244898" calcext:value-type="float">
            <text:p>0.1403061224489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ITAND(BITRSHIFT([.$A23];[.B$6]-1);1)" office:value-type="float" office:value="1" calcext:value-type="float">
            <text:p>1</text:p>
          </table:table-cell>
          <table:table-cell table:formula="of:=BITAND(BITRSHIFT([.$A23];[.C$6]-1);1)" office:value-type="float" office:value="0" calcext:value-type="float">
            <text:p>0</text:p>
          </table:table-cell>
          <table:table-cell table:formula="of:=BITAND(BITRSHIFT([.$A23];[.D$6]-1);1)" office:value-type="float" office:value="1" calcext:value-type="float">
            <text:p>1</text:p>
          </table:table-cell>
          <table:table-cell table:formula="of:=BITAND(BITRSHIFT([.$A23];[.E$6]-1);1)" office:value-type="float" office:value="1" calcext:value-type="float">
            <text:p>1</text:p>
          </table:table-cell>
          <table:table-cell table:formula="of:=BITAND(BITRSHIFT([.$A23];[.F$6]-1);1)" office:value-type="float" office:value="0" calcext:value-type="float">
            <text:p>0</text:p>
          </table:table-cell>
          <table:table-cell table:formula="of:=BITAND(BITRSHIFT([.$A23];[.G$6]-1);1)" office:value-type="float" office:value="0" calcext:value-type="float">
            <text:p>0</text:p>
          </table:table-cell>
          <table:table-cell/>
          <table:table-cell table:formula="of:=BITXOR([.B23];1)*[.B$7]+BITXOR([.C23];1)*[.C$7]+BITXOR([.D23];1)*[.D$7]+BITXOR([.E23];1)*[.E$7]+BITXOR([.F23];1)*[.F$7]+BITXOR([.G23];1)*[.G$7]" office:value-type="float" office:value="1200" calcext:value-type="float">
            <text:p>1200</text:p>
          </table:table-cell>
          <table:table-cell table:formula="of:=[.$B$3]/([.$H$7]+[.I23])" office:value-type="float" office:value="0.000294642857142857" calcext:value-type="float">
            <text:p>0.000294642857142857</text:p>
          </table:table-cell>
          <table:table-cell table:formula="of:=[.I23]*[.J23]" office:value-type="float" office:value="0.353571428571429" calcext:value-type="float">
            <text:p>0.353571428571429</text:p>
          </table:table-cell>
          <table:table-cell table:formula="of:=[.K23]-[.K24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ITAND(BITRSHIFT([.$A24];[.B$6]-1);1)" office:value-type="float" office:value="0" calcext:value-type="float">
            <text:p>0</text:p>
          </table:table-cell>
          <table:table-cell table:formula="of:=BITAND(BITRSHIFT([.$A24];[.C$6]-1);1)" office:value-type="float" office:value="1" calcext:value-type="float">
            <text:p>1</text:p>
          </table:table-cell>
          <table:table-cell table:formula="of:=BITAND(BITRSHIFT([.$A24];[.D$6]-1);1)" office:value-type="float" office:value="1" calcext:value-type="float">
            <text:p>1</text:p>
          </table:table-cell>
          <table:table-cell table:formula="of:=BITAND(BITRSHIFT([.$A24];[.E$6]-1);1)" office:value-type="float" office:value="1" calcext:value-type="float">
            <text:p>1</text:p>
          </table:table-cell>
          <table:table-cell table:formula="of:=BITAND(BITRSHIFT([.$A24];[.F$6]-1);1)" office:value-type="float" office:value="0" calcext:value-type="float">
            <text:p>0</text:p>
          </table:table-cell>
          <table:table-cell table:formula="of:=BITAND(BITRSHIFT([.$A24];[.G$6]-1);1)" office:value-type="float" office:value="0" calcext:value-type="float">
            <text:p>0</text:p>
          </table:table-cell>
          <table:table-cell/>
          <table:table-cell table:formula="of:=BITXOR([.B24];1)*[.B$7]+BITXOR([.C24];1)*[.C$7]+BITXOR([.D24];1)*[.D$7]+BITXOR([.E24];1)*[.E$7]+BITXOR([.F24];1)*[.F$7]+BITXOR([.G24];1)*[.G$7]" office:value-type="float" office:value="560" calcext:value-type="float">
            <text:p>560</text:p>
          </table:table-cell>
          <table:table-cell table:formula="of:=[.$B$3]/([.$H$7]+[.I24])" office:value-type="float" office:value="0.0003125" calcext:value-type="float">
            <text:p>0.0003125</text:p>
          </table:table-cell>
          <table:table-cell table:formula="of:=[.I24]*[.J24]" office:value-type="float" office:value="0.175" calcext:value-type="float">
            <text:p>0.175</text:p>
          </table:table-cell>
          <table:table-cell table:formula="of:=[.K24]-[.K25]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ITAND(BITRSHIFT([.$A25];[.B$6]-1);1)" office:value-type="float" office:value="1" calcext:value-type="float">
            <text:p>1</text:p>
          </table:table-cell>
          <table:table-cell table:formula="of:=BITAND(BITRSHIFT([.$A25];[.C$6]-1);1)" office:value-type="float" office:value="1" calcext:value-type="float">
            <text:p>1</text:p>
          </table:table-cell>
          <table:table-cell table:formula="of:=BITAND(BITRSHIFT([.$A25];[.D$6]-1);1)" office:value-type="float" office:value="1" calcext:value-type="float">
            <text:p>1</text:p>
          </table:table-cell>
          <table:table-cell table:formula="of:=BITAND(BITRSHIFT([.$A25];[.E$6]-1);1)" office:value-type="float" office:value="1" calcext:value-type="float">
            <text:p>1</text:p>
          </table:table-cell>
          <table:table-cell table:formula="of:=BITAND(BITRSHIFT([.$A25];[.F$6]-1);1)" office:value-type="float" office:value="0" calcext:value-type="float">
            <text:p>0</text:p>
          </table:table-cell>
          <table:table-cell table:formula="of:=BITAND(BITRSHIFT([.$A25];[.G$6]-1);1)" office:value-type="float" office:value="0" calcext:value-type="float">
            <text:p>0</text:p>
          </table:table-cell>
          <table:table-cell/>
          <table:table-cell table:formula="of:=BITXOR([.B25];1)*[.B$7]+BITXOR([.C25];1)*[.C$7]+BITXOR([.D25];1)*[.D$7]+BITXOR([.E25];1)*[.E$7]+BITXOR([.F25];1)*[.F$7]+BITXOR([.G25];1)*[.G$7]" office:value-type="float" office:value="0" calcext:value-type="float">
            <text:p>0</text:p>
          </table:table-cell>
          <table:table-cell table:formula="of:=[.$B$3]/([.$H$7]+[.I25])" office:value-type="float" office:value="0.00033" calcext:value-type="float">
            <text:p>0.00033</text:p>
          </table:table-cell>
          <table:table-cell table:formula="of:=[.I25]*[.J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style-name="ce3"/>
          <table:table-cell table:style-name="ce3" office:value-type="string" calcext:value-type="string">
            <text:p>MIN</text:p>
          </table:table-cell>
          <table:table-cell table:style-name="ce3" table:formula="of:=MIN([.L10:.L25])" office:value-type="float" office:value="0.0521975454212114" calcext:value-type="float">
            <text:p>0.0521975454212114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office:value-type="string" calcext:value-type="string">
            <text:p>Necessary steps</text:p>
          </table:table-cell>
          <table:table-cell table:formula="of:=[.B4]/[.L27]" office:value-type="float" office:value="31.6106818181817" calcext:value-type="float">
            <text:p>31.610681818181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office:value-type="string" calcext:value-type="string">
            <text:p>Necessary ADC bitrate</text:p>
          </table:table-cell>
          <table:table-cell table:formula="of:=LOG([.L28])/LOG(2)" office:value-type="float" office:value="4.98234024829178" calcext:value-type="float">
            <text:p>4.982340248291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7:20:15.0659041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6T21:57:46.607659097</meta:creation-date>
    <dc:date>2021-12-29T07:31:21.631121311</dc:date>
    <meta:editing-duration>PT30M43S</meta:editing-duration>
    <meta:editing-cycles>11</meta:editing-cycles>
    <meta:generator>LibreOffice/7.2.4.1$Linux_X86_64 LibreOffice_project/20$Build-1</meta:generator>
    <meta:document-statistic meta:table-count="1" meta:cell-count="207" meta:object-count="0"/>
  </office:meta>
</office:document-meta>
</file>